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069in" fo:margin-left="-0.0785in" table:align="left" style:writing-mode="lr-tb"/>
    </style:style>
    <style:style style:name="Table1.A" style:family="table-column">
      <style:table-column-properties style:column-width="2.4667in"/>
    </style:style>
    <style:style style:name="Table1.C" style:family="table-column">
      <style:table-column-properties style:column-width="2.47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e3838" officeooo:paragraph-rsid="000e3838" style:font-weight-asian="bold"/>
    </style:style>
    <style:style style:name="P5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e3838" officeooo:paragraph-rsid="000f7caf" style:font-weight-asian="bold"/>
    </style:style>
    <style:style style:name="P6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f03d6" officeooo:paragraph-rsid="000e3838" style:font-weight-asian="bold" style:font-weight-complex="normal"/>
    </style:style>
    <style:style style:name="P7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f03d6" officeooo:paragraph-rsid="000f7caf" style:font-weight-asian="bold" style:font-weight-complex="normal"/>
    </style:style>
    <style:style style:name="P8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16744a" officeooo:paragraph-rsid="0016744a" style:font-weight-asian="bold" style:font-weight-complex="normal"/>
    </style:style>
    <style:style style:name="P9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16744a" officeooo:paragraph-rsid="0016744a" style:font-weight-asian="bold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3" style:family="paragraph" style:parent-style-name="Standard">
      <style:paragraph-properties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officeooo:rsid="000f7caf" officeooo:paragraph-rsid="000f7caf" style:font-weight-asian="bold"/>
    </style:style>
    <style:style style:name="P16" style:family="paragraph" style:parent-style-name="Standard">
      <style:paragraph-properties>
        <style:tab-stops>
          <style:tab-stop style:position="1in"/>
        </style:tab-stops>
      </style:paragraph-properties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0f03d6" officeooo:paragraph-rsid="000e3838" style:font-weight-asian="bold" style:font-weight-complex="bold"/>
    </style:style>
    <style:style style:name="P19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officeooo:rsid="0016744a" officeooo:paragraph-rsid="0016744a" style:font-weight-asian="bold" style:font-weight-complex="bold"/>
    </style:style>
    <style:style style:name="P20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1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officeooo:rsid="0018f1f7" officeooo:paragraph-rsid="0018f1f7" style:font-weight-asian="bold"/>
    </style:style>
    <style:style style:name="P22" style:family="paragraph">
      <loext:graphic-properties draw:fill-color="#ffffff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-color="#ffffff"/>
      <style:text-properties fo:font-size="12pt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officeooo:rsid="000f03d6"/>
    </style:style>
    <style:style style:name="T4" style:family="text">
      <style:text-properties style:font-weight-complex="bold"/>
    </style:style>
    <style:style style:name="T5" style:family="text">
      <style:text-properties officeooo:rsid="000f03d6" style:font-weight-complex="bold"/>
    </style:style>
    <style:style style:name="T6" style:family="text">
      <style:text-properties officeooo:rsid="000f03d6" style:font-weight-complex="normal"/>
    </style:style>
    <style:style style:name="T7" style:family="text">
      <style:text-properties officeooo:rsid="0014bf63"/>
    </style:style>
    <style:style style:name="T8" style:family="text">
      <style:text-properties officeooo:rsid="0018f1f7"/>
    </style:style>
    <style:style style:name="gr1" style:family="graphic">
      <style:graphic-properties draw:fill-color="#ffffff" draw:textarea-horizontal-align="justify" draw:textarea-vertical-align="middle" draw:auto-grow-height="false" fo:min-height="0.4272in" fo:min-width="1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3957in" fo:min-width="1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4063in" fo:min-width="1.1457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4583in" fo:min-width="1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4272in" fo:min-width="1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0.3957in" fo:min-width="1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0.0374in" fo:min-width="0.0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middle" draw:auto-grow-height="false" fo:min-height="0.0283in" fo:min-width="0.0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SC 250 – Program Design Document</text:p>
      <text:p text:style-name="P10"/>
      <text:p text:style-name="P1"/>
      <text:p text:style-name="P12">Structure Chart</text:p>
      <text:p text:style-name="P11"><draw:custom-shape text:anchor-type="paragraph" draw:z-index="1" draw:name="Shape1" draw:style-name="gr2" draw:text-style-name="P22" svg:width="1.1252in" svg:height="0.3961in" svg:x="3.0673in" svg:y="0.0661in"><text:p text:style-name="P23">main</text:p><draw:enhanced-geometry svg:viewBox="0 0 21600 21600" draw:type="rectangle" draw:enhanced-path="M 0 0 L 21600 0 21600 21600 0 21600 0 0 Z N"/></draw:custom-shape></text:p>
      <text:p text:style-name="P1"><text:tab/><text:tab/><text:tab/><text:tab/><text:tab/><text:tab/><text:tab/></text:p>
      <text:p text:style-name="P1"><draw:line text:anchor-type="paragraph" draw:z-index="5" draw:name="Shape5" draw:style-name="gr6" draw:text-style-name="P24" svg:x1="3.7028in" svg:y1="0.0783in" svg:x2="3.7339in" svg:y2="0.6094in"><text:p/></draw:line></text:p>
      <text:p text:style-name="P1"><draw:line text:anchor-type="paragraph" draw:z-index="6" draw:name="Shape6" draw:style-name="gr6" draw:text-style-name="P24" svg:x1="1.4528in" svg:y1="0.1472in" svg:x2="5.5882in" svg:y2="0.1992in"><text:p/></draw:line><draw:line text:anchor-type="paragraph" draw:z-index="9" draw:name="Shape9" draw:style-name="gr6" draw:text-style-name="P24" svg:x1="1.4528in" svg:y1="0.1472in" svg:x2="1.4528in" svg:y2="0.3972in"><text:p/></draw:line></text:p>
      <text:p text:style-name="P1"><draw:line text:anchor-type="paragraph" draw:z-index="7" draw:name="Shape7" draw:style-name="gr6" draw:text-style-name="P24" svg:x1="5.6087in" svg:y1="0.2575in" svg:x2="5.5984in" svg:y2="0.1118in"><text:p/></draw:line><draw:line text:anchor-type="paragraph" draw:z-index="8" draw:name="Shape8" draw:style-name="gr6" draw:text-style-name="P24" svg:x1="5.5984in" svg:y1="0.1118in" svg:x2="5.5882in" svg:y2="0.0075in"><text:p/></draw:line></text:p>
      <text:p text:style-name="P1"><draw:custom-shape text:anchor-type="paragraph" draw:z-index="2" draw:name="Shape2" draw:style-name="gr3" draw:text-style-name="P24" svg:width="1.1461in" svg:height="0.4067in" svg:x="0.8484in" svg:y="0.0138in"><text:p text:style-name="P23">readCString</text:p><draw:enhanced-geometry svg:viewBox="0 0 21600 21600" draw:type="rectangle" draw:enhanced-path="M 0 0 L 21600 0 21600 21600 0 21600 0 0 Z N"/></draw:custom-shape><draw:custom-shape text:anchor-type="paragraph" draw:z-index="3" draw:name="Shape3" draw:style-name="gr4" draw:text-style-name="P22" svg:width="1.313in" svg:height="0.4587in" svg:x="2.661in" svg:y="0.0346in"><text:p text:style-name="P23">cstringToMorse</text:p><draw:enhanced-geometry svg:viewBox="0 0 21600 21600" draw:type="rectangle" draw:enhanced-path="M 0 0 L 21600 0 21600 21600 0 21600 0 0 Z N"/></draw:custom-shape><draw:custom-shape text:anchor-type="paragraph" draw:z-index="4" draw:name="Shape4" draw:style-name="gr5" draw:text-style-name="P22" svg:width="1.2398in" svg:height="0.4276in" svg:x="4.9008in" svg:y="0.0661in"><text:p text:style-name="P23">printMorse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0" draw:name="Shape10" draw:style-name="gr6" draw:text-style-name="P24" svg:x1="1.3693in" svg:y1="0.0366in" svg:x2="1.3591in" svg:y2="0.3075in"><text:p/></draw:line><draw:line text:anchor-type="paragraph" draw:z-index="11" draw:name="Shape11" draw:style-name="gr7" draw:text-style-name="P23" svg:x1="3.3693in" svg:y1="0.1098in" svg:x2="3.3591in" svg:y2="0.3807in"><text:p/></draw:line><draw:custom-shape text:anchor-type="paragraph" draw:z-index="16" draw:name="Shape17" draw:style-name="gr10" draw:text-style-name="P25" svg:width="0.1157in" svg:height="0.0878in" svg:x="1.3693in" svg:y="0.1516in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<text:p text:style-name="P1"><draw:ellipse text:anchor-type="paragraph" draw:z-index="12" draw:name="Shape12" draw:style-name="gr7" draw:text-style-name="P23" svg:width="0.3232in" svg:height="0.0835in" svg:x="1.2339in" svg:y="0.0429in" draw:kind="arc" draw:start-angle="112.25" draw:end-angle="69.06"><text:p/></draw:ellipse><draw:ellipse text:anchor-type="paragraph" draw:z-index="13" draw:name="Shape13" draw:style-name="gr6" draw:text-style-name="P24" svg:width="0.4587in" svg:height="0.1358in" svg:x="3.1402in" svg:y="0.0638in" draw:kind="arc" draw:start-angle="120.68" draw:end-angle="55.1"><text:p/></draw:ellipse><draw:custom-shape text:anchor-type="paragraph" draw:z-index="0" draw:name="Shape14" draw:style-name="gr1" draw:text-style-name="P22" svg:width="1.2504in" svg:height="0.4276in" svg:x="0.7339in" svg:y="0.1161in"><text:p>validateCString</text:p><draw:enhanced-geometry svg:viewBox="0 0 21600 21600" draw:type="rectangle" draw:enhanced-path="M 0 0 L 21600 0 21600 21600 0 21600 0 0 Z N"/></draw:custom-shape><draw:custom-shape text:anchor-type="paragraph" draw:z-index="15" draw:name="Shape16" draw:style-name="gr9" draw:text-style-name="P22" svg:width="0.1461in" svg:height="0.115in" svg:x="3.4528in" svg:y="0.022in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<text:p text:style-name="P1"><draw:custom-shape text:anchor-type="paragraph" draw:z-index="14" draw:name="Shape15" draw:style-name="gr8" draw:text-style-name="P22" svg:width="1.0315in" svg:height="0.3961in" svg:x="2.9008in" svg:y="0.0181in"><text:p>charToMorse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Standard"><text:span text:style-name="T2">Function Design</text:span><text:span text:style-name="T1"> (give the prototype and a short description for each function)</text:span></text:p>
      <text:p text:style-name="P13"/>
      <text:p text:style-name="P4">void readCString(char *<text:span text:style-name="T4">); // </text:span><text:span text:style-name="T5">reads the line from the user and stores it into the given cstring</text:span></text:p>
      <text:p text:style-name="P18"/>
      <text:p text:style-name="P9"><text:span text:style-name="T5">v</text:span><text:span text:style-name="T4">oid validateCString(char *); // loops through all of the characters entered by the user, and checks to </text:span></text:p>
      <text:p text:style-name="P19">//make sure they are part of our morse code lookup table. If not, they are converted into a space</text:p>
      <text:p text:style-name="P6"/>
      <text:p text:style-name="P5">void <text:span text:style-name="T7">cstring</text:span>ToMorse(char *<text:span text:style-name="T4">, char *); // </text:span><text:span text:style-name="T5">converts the first cstring</text:span><text:span text:style-name="T6"> into morse code and stores it </text:span></text:p>
      <text:p text:style-name="P7">//into the second cstring</text:p>
      <text:p text:style-name="P7"/>
      <text:p text:style-name="P8">void charToMorse(char, char *); //looks up the character in the lookup table and sets the cstring </text:p>
      <text:p text:style-name="P8">//equal to it’s equivalent morse code string</text:p>
      <text:p text:style-name="P4"/>
      <text:p text:style-name="P4">void <text:span text:style-name="T7">print</text:span>Morse(char *); // <text:span text:style-name="T3">prints out the given processed cstring to the user</text:span></text:p>
      <text:p text:style-name="P2"/>
      <text:p text:style-name="P13">Time Estimate</text:p>
      <text:p text:style-name="P13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Estimated Time</text:p>
          </table:table-cell>
          <table:table-cell table:style-name="Table1.C1" office:value-type="string">
            <text:p text:style-name="P2">Actual Time</text:p>
          </table:table-cell>
        </table:table-row>
        <table:table-row table:style-name="Table1.1">
          <table:table-cell table:style-name="Table1.A1" office:value-type="string">
            <text:p text:style-name="P16">Program Design</text:p>
          </table:table-cell>
          <table:table-cell table:style-name="Table1.A1" office:value-type="string">
            <text:p text:style-name="P15">10</text:p>
          </table:table-cell>
          <table:table-cell table:style-name="Table1.C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(list each function name and the time required to code each)</text:p>
          </table:table-cell>
          <table:table-cell table:style-name="Table1.A1" office:value-type="string">
            <text:p text:style-name="P14"/>
          </table:table-cell>
          <table:table-cell table:style-name="Table1.C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5">readCString(char*)</text:p>
          </table:table-cell>
          <table:table-cell table:style-name="Table1.A1" office:value-type="string">
            <text:p text:style-name="P15">3</text:p>
          </table:table-cell>
          <table:table-cell table:style-name="Table1.C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5">cstringToMorse(char*,char*)</text:p>
          </table:table-cell>
          <table:table-cell table:style-name="Table1.A1" office:value-type="string">
            <text:p text:style-name="P15">1<text:span text:style-name="T8">0</text:span></text:p>
          </table:table-cell>
          <table:table-cell table:style-name="Table1.C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5">printMorse(char*)</text:p>
          </table:table-cell>
          <table:table-cell table:style-name="Table1.A1" office:value-type="string">
            <text:p text:style-name="P15">3</text:p>
          </table:table-cell>
          <table:table-cell table:style-name="Table1.C1" office:value-type="string">
            <text:p text:style-name="P14"/>
          </table:table-cell>
        </table:table-row>
        <table:table-row table:style-name="Table1.1">
          <table:table-cell table:style-name="Table1.A7" office:value-type="string">
            <text:p text:style-name="P21">validateCString(char*)</text:p>
          </table:table-cell>
          <table:table-cell table:style-name="Table1.A7" office:value-type="string">
            <text:p text:style-name="P21">3</text:p>
          </table:table-cell>
          <table:table-cell table:style-name="Table1.C7" office:value-type="string">
            <text:p text:style-name="P14"/>
          </table:table-cell>
        </table:table-row>
        <table:table-row table:style-name="Table1.1">
          <table:table-cell table:style-name="Table1.A7" office:value-type="string">
            <text:p text:style-name="P21">charToMorse</text:p>
          </table:table-cell>
          <table:table-cell table:style-name="Table1.A7" office:value-type="string">
            <text:p text:style-name="P21">5</text:p>
          </table:table-cell>
          <table:table-cell table:style-name="Table1.C7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Program Test</text:p>
          </table:table-cell>
          <table:table-cell table:style-name="Table1.A1" office:value-type="string">
            <text:p text:style-name="P21">10</text:p>
          </table:table-cell>
          <table:table-cell table:style-name="Table1.C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2">Total Time</text:p>
          </table:table-cell>
          <table:table-cell table:style-name="Table1.A1" office:value-type="string">
            <text:p text:style-name="P21">44</text:p>
          </table:table-cell>
          <table:table-cell table:style-name="Table1.C1" office:value-type="string">
            <text:p text:style-name="P14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52in" fo:margin-bottom="0.75in" fo:margin-left="0.7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 150</dc:title>
    <meta:initial-creator>kurtenbp</meta:initial-creator>
    <meta:creation-date>2006-08-29T10:40:00</meta:creation-date>
    <dc:date>2018-03-02T16:09:22.076000000</dc:date>
    <meta:print-date>2005-11-30T15:57:00</meta:print-date>
    <meta:editing-cycles>8</meta:editing-cycles>
    <meta:editing-duration>PT17M11S</meta:editing-duration>
    <meta:generator>LibreOffice/6.0.1.1$Windows_X86_64 LibreOffice_project/60bfb1526849283ce2491346ed2aa51c465abfe6</meta:generator>
    <meta:document-statistic meta:table-count="1" meta:image-count="0" meta:object-count="0" meta:page-count="1" meta:paragraph-count="32" meta:word-count="164" meta:character-count="1011" meta:non-whitespace-character-count="867"/>
  </office:meta>
</office:document-meta>
</file>